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00" draw:opacity-name="Transparency_20_6" draw:textarea-horizontal-align="justify" draw:textarea-vertical-align="middle" draw:auto-grow-height="false" fo:min-height="1.95cm" fo:min-width="2.5cm"/>
    </style:style>
    <style:style style:name="gr2" style:family="graphic" style:parent-style-name="objectwithoutfill">
      <style:graphic-properties svg:stroke-width="0.1cm" draw:marker-start-width="0.515cm" draw:marker-end-width="0.51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0.25cm" fo:min-width="0.2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0.174cm" fo:min-width="0.066cm" fo:padding-top="0.175cm" fo:padding-bottom="0.175cm" fo:padding-left="0.3cm" fo:padding-right="0.3cm"/>
    </style:style>
    <style:style style:name="P1" style:family="paragraph">
      <loext:graphic-properties draw:fill="solid" draw:fill-color="#ffff00" draw:opacity-name="Transparency_20_6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end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6.599cm" svg:x="2cm" svg:y="-0.599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1cm" svg:y1="6cm" svg:x2="12cm" svg:y2="6cm">
          <text:p/>
        </draw:line>
        <draw:line draw:style-name="gr2" draw:text-style-name="P3" draw:layer="layout" svg:x1="5cm" svg:y1="0cm" svg:x2="5cm" svg:y2="6cm">
          <text:p/>
        </draw:line>
        <draw:custom-shape draw:style-name="gr3" draw:text-style-name="P4" draw:layer="layout" svg:width="0.8cm" svg:height="0.6cm" svg:x="4.6cm" svg:y="0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0.8cm" svg:height="0.6cm" svg:x="4.6cm" svg:y="0.6cm">
          <text:p text:style-name="P5"><text:span text:style-name="T1">P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y_20_Gradient_20_1" draw:display-name="Gray Gradient 1" draw:style="linear" draw:start-color="#1c1c1c" draw:end-color="#cccccc" draw:start-intensity="100%" draw:end-intensity="100%" draw:angle="0" draw:border="0%"/>
    <draw:gradient draw:name="Yellow_20_Gradient_20_1" draw:display-name="Yellow Gradient 1" draw:style="linear" draw:start-color="#ffff66" draw:end-color="#ffffcc" draw:start-intensity="100%" draw:end-intensity="100%" draw:angle="0" draw:border="0%"/>
    <draw:opacity draw:name="Transparency_20_4" draw:display-name="Transparency 4" draw:style="linear" draw:start="100%" draw:end="75%" draw:angle="0" draw:border="0%"/>
    <draw:opacity draw:name="Transparency_20_5" draw:display-name="Transparency 5" draw:style="linear" draw:start="70%" draw:end="30%" draw:angle="0" draw:border="0%"/>
    <draw:opacity draw:name="Transparency_20_6" draw:display-name="Transparency 6" draw:style="linear" draw:start="100%" draw:end="70%" draw:angle="0" draw:border="0%"/>
    <draw:opacity draw:name="Transparency_20_7" draw:display-name="Transparency 7" draw:style="linear" draw:start="100%" draw:end="5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6T10:20:12.555000000</meta:creation-date>
    <dc:date>2017-12-14T18:09:29.505000000</dc:date>
    <meta:editing-duration>PT34M53S</meta:editing-duration>
    <meta:editing-cycles>4</meta:editing-cycles>
    <meta:generator>LibreOffice/5.1.2.2$Windows_x86 LibreOffice_project/d3bf12ecb743fc0d20e0be0c58ca359301eb705f</meta:generator>
    <meta:document-statistic meta:object-count="5"/>
  </office:meta>
</office:document-meta>
</file>